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89mm" fo:break-before="auto" style:use-optimal-row-height="fals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middle"/>
    </style:style>
    <style:style style:name="ce2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4" table:number-columns-repeated="1023"/>
        </table:table-row>
        <table:table-row table:style-name="ro2">
          <table:table-cell table:style-name="ce1" office:value-type="string" calcext:value-type="string">
            <text:p>Profile page: Info, posts from a specific user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Friends page: Friendship request sending form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Send friendship reques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Refuse friendship reques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Accept friendship reques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Friends page: List of friends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ancel friendship reques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Remove someone from friends lis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ost crea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ost display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ost dele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ost update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omment crea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omment display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omment dele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Comment update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Reaction addi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Reaction deletion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Homepage: Posts (+ comments, reactions) from self &amp; friends</text:p>
          </table:table-cell>
          <table:table-cell table:style-name="ce4" table:number-columns-repeated="1023"/>
        </table:table-row>
        <table:table-row table:style-name="ro2">
          <table:table-cell table:style-name="ce1" office:value-type="string" calcext:value-type="string">
            <text:p>Settings: App settings, to display and to change</text:p>
          </table:table-cell>
          <table:table-cell table:style-name="ce4"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7:17:37.062367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8M55S</meta:editing-duration>
    <meta:editing-cycles>2</meta:editing-cycles>
    <meta:generator>LibreOffice/5.1.6.2.0$Linux_X86_64 LibreOffice_project/10m0$Build-2</meta:generator>
    <dc:date>2017-01-06T18:11:52.459862438</dc:date>
    <meta:document-statistic meta:table-count="1" meta:cell-count="20" meta:object-count="0"/>
  </office:meta>
</office:document-meta>
</file>